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339cm"/>
    </style:style>
    <style:style style:name="co6" style:family="table-column">
      <style:table-column-properties fo:break-before="auto" style:column-width="3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Estructura o aux</text:p>
          </table:table-cell>
          <table:table-cell/>
          <table:table-cell office:value-type="string" calcext:value-type="string">
            <text:p>Tipo dato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úmero de datos</text:p>
          </table:table-cell>
          <table:table-cell office:value-type="string" calcext:value-type="string">
            <text:p>bytes por celda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ux</text:p>
          </table:table-cell>
          <table:table-cell office:value-type="string" calcext:value-type="string">
            <text:p>Se libera después de la primer transformad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DenConCel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3]*[.F3]" office:value-type="float" office:value="8" calcext:value-type="float">
            <text:p>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3]*[.J3]*[.J3]*[.G27]/(1024*1024*1024)" office:value-type="float" office:value="0.02734375" calcext:value-type="float">
            <text:p>0,02734375</text:p>
          </table:table-cell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table:formula="of:=[.J4]*[.J4]*[.J4]*[.G27]/(1024*1024*1024)" office:value-type="float" office:value="0.21875" calcext:value-type="float">
            <text:p>0,21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DenCon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5]*[.F5]" office:value-type="float" office:value="16" calcext:value-type="float">
            <text:p>1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J5]*[.J5]*[.J5]*[.G27]/(1024*1024*1024)" office:value-type="float" office:value="1.75" calcext:value-type="float">
            <text:p>1,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vecto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6]*[.F6]" office:value-type="float" office:value="24" calcext:value-type="float">
            <text:p>2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J6]*[.J6]*[.J6]*[.G27]/(1024*1024*1024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u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J7]*[.J7]*[.J7]*[.G27]/(1024*1024*1024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we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k_mod_H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_r[3]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_w_k[3][2]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en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double</text:p>
          </table:table-cell>
          <table:table-cell office:value-type="string" calcext:value-type="string">
            <text:p>potDot_r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1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r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office:value-type="string" calcext:value-type="string">
            <text:p>potDot_k_l_app2[2]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ridPar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G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formula="of:=SUM([.G2:.G24])" office:value-type="float" office:value="112" calcext:value-type="float">
            <text:p>1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4:37:19.576192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vadi </meta:initial-creator>
    <meta:creation-date>2016-04-19T16:44:26.413344875</meta:creation-date>
    <dc:date>2016-08-16T15:45:29.526717262</dc:date>
    <meta:editing-duration>PT38M13S</meta:editing-duration>
    <meta:editing-cycles>4</meta:editing-cycles>
    <meta:generator>LibreOffice/4.2.8.2$Linux_X86_64 LibreOffice_project/420m0$Build-2</meta:generator>
    <meta:document-statistic meta:table-count="1" meta:cell-count="108" meta:object-count="0"/>
  </office:meta>
</office:document-meta>
</file>